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Extrait">
      <style:paragraph-properties fo:margin-top="0cm" fo:margin-bottom="0.046cm" style:contextual-spacing="false"/>
    </style:style>
    <style:style style:name="P2" style:family="paragraph" style:parent-style-name="Extrait">
      <style:paragraph-properties fo:margin-top="0.101cm" fo:margin-bottom="0.146cm" style:contextual-spacing="false"/>
    </style:style>
    <style:style style:name="P3" style:family="paragraph" style:parent-style-name="Extrait">
      <style:paragraph-properties fo:margin-top="0.101cm" fo:margin-bottom="0.146cm" style:contextual-spacing="false" fo:text-align="center" style:justify-single-word="false"/>
      <style:text-properties fo:font-size="14pt" fo:font-weight="bold" style:font-size-asian="14pt" style:font-weight-asian="bold" style:font-size-complex="14pt" style:font-weight-complex="bold"/>
    </style:style>
    <style:style style:name="P4" style:family="paragraph" style:parent-style-name="Text_20_body">
      <style:paragraph-properties fo:line-height="115%" fo:text-align="start" style:justify-single-word="false" style:writing-mode="lr-tb"/>
      <style:text-properties officeooo:paragraph-rsid="000aa71b"/>
    </style:style>
    <style:style style:name="P5" style:family="paragraph" style:parent-style-name="Text_20_body" style:list-style-name="L3">
      <style:paragraph-properties fo:line-height="115%" fo:text-align="start" style:justify-single-word="false" style:writing-mode="lr-tb"/>
      <style:text-properties officeooo:paragraph-rsid="000aa71b"/>
    </style:style>
    <style:style style:name="P6" style:family="paragraph" style:parent-style-name="Text_20_body" style:list-style-name="L4">
      <style:paragraph-properties fo:line-height="115%" fo:text-align="start" style:justify-single-word="false" style:writing-mode="lr-tb"/>
      <style:text-properties officeooo:paragraph-rsid="000aa71b"/>
    </style:style>
    <style:style style:name="P7" style:family="paragraph" style:parent-style-name="Text_20_body">
      <style:paragraph-properties fo:line-height="115%" fo:text-align="end" style:justify-single-word="false" style:writing-mode="lr-tb"/>
      <style:text-properties fo:font-size="9pt" officeooo:paragraph-rsid="000a9c10" style:font-size-asian="9pt" style:font-size-complex="9pt"/>
    </style:style>
    <style:style style:name="P8" style:family="paragraph" style:parent-style-name="Text_20_body">
      <style:paragraph-properties fo:line-height="115%" fo:text-align="start" style:justify-single-word="false" style:writing-mode="lr-tb"/>
      <style:text-properties fo:font-size="9pt" officeooo:rsid="000a9c10" officeooo:paragraph-rsid="000a9c10" style:font-size-asian="9pt" style:font-size-complex="9pt"/>
    </style:style>
    <style:style style:name="P9" style:family="paragraph" style:parent-style-name="Text_20_body">
      <style:paragraph-properties fo:line-height="115%" fo:text-align="start" style:justify-single-word="false" style:writing-mode="lr-tb"/>
      <style:text-properties fo:font-size="9pt" officeooo:rsid="000aa71b" officeooo:paragraph-rsid="000aa71b" style:font-size-asian="9pt" style:font-size-complex="9pt"/>
    </style:style>
    <style:style style:name="P10" style:family="paragraph" style:parent-style-name="Text_20_body">
      <style:paragraph-properties fo:line-height="115%" fo:text-align="start" style:justify-single-word="false" style:writing-mode="lr-tb"/>
      <style:text-properties fo:font-size="9pt" officeooo:rsid="000bcc64" officeooo:paragraph-rsid="000bcc64" style:font-size-asian="9pt" style:font-size-complex="9pt"/>
    </style:style>
    <style:style style:name="T1" style:family="text">
      <style:text-properties style:font-name="Liberation Serif" fo:font-style="italic" style:font-style-asian="italic" style:font-style-complex="italic"/>
    </style:style>
    <style:style style:name="T2" style:family="text">
      <style:text-properties style:font-name="Liberation Serif" fo:font-style="italic" officeooo:rsid="000a9c10" style:font-style-asian="italic" style:font-style-complex="italic"/>
    </style:style>
    <style:style style:name="T3" style:family="text">
      <style:text-properties style:font-name="Liberation Serif" fo:font-style="normal" style:font-style-asian="normal" style:font-style-complex="normal"/>
    </style:style>
    <style:style style:name="T4" style:family="text">
      <style:text-properties style:font-name="Liberation Serif" fo:font-style="normal" officeooo:rsid="000a9c10" style:font-style-asian="normal" style:font-style-complex="normal"/>
    </style:style>
    <style:style style:name="T5" style:family="text">
      <style:text-properties style:font-name="Liberation Serif" fo:font-style="normal" officeooo:rsid="000aa71b" style:font-style-asian="normal" style:font-style-complex="normal"/>
    </style:style>
    <style:style style:name="T6" style:family="text">
      <style:text-properties style:font-name="Liberation Serif" fo:font-style="normal" officeooo:rsid="000bcc64" style:font-style-asian="normal" style:font-style-complex="normal"/>
    </style:style>
    <style:style style:name="T7" style:family="text">
      <style:text-properties style:font-name="Liberation Serif" fo:font-style="normal" officeooo:rsid="000c8d24" style:font-style-asian="normal" style:font-style-complex="normal"/>
    </style:style>
    <style:style style:name="T8" style:family="text">
      <style:text-properties style:font-name="Liberation Serif" officeooo:rsid="000a9c10"/>
    </style:style>
    <style:style style:name="T9" style:family="text">
      <style:text-properties style:font-name="Liberation Serif" fo:font-size="9pt" fo:font-style="normal" officeooo:rsid="000aa71b" style:font-size-asian="9pt" style:font-style-asian="normal" style:font-size-complex="9pt" style:font-style-complex="normal"/>
    </style:style>
    <style:style style:name="T10" style:family="text">
      <style:text-properties style:font-name="Liberation Serif" fo:font-size="9pt" fo:font-style="normal" style:text-underline-style="solid" style:text-underline-width="auto" style:text-underline-color="font-color" officeooo:rsid="000aa71b" style:font-size-asian="9pt" style:font-style-asian="normal" style:font-size-complex="9pt" style:font-style-complex="normal"/>
    </style:style>
    <style:style style:name="T11" style:family="text">
      <style:text-properties style:font-name="Liberation Serif" fo:font-size="9pt" fo:font-style="normal" style:text-underline-style="solid" style:text-underline-width="auto" style:text-underline-color="font-color" fo:font-weight="bold" officeooo:rsid="000a9c10" style:font-size-asian="9pt" style:font-style-asian="normal" style:font-weight-asian="bold" style:font-size-complex="9pt" style:font-style-complex="normal" style:font-weight-complex="bold"/>
    </style:style>
    <style:style style:name="T12" style:family="text">
      <style:text-properties officeooo:rsid="000f7dc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text:span text:style-name="T12">allégorie de la caverne - Platon</text:span></text:p>
      <text:p text:style-name="P2"/>
      <text:p text:style-name="P1">« Eh bien, après cela, dis-je, compare notre nature, considérée sous l'angle de l'éducation et de l'absence d'éducation, à la situation suivante. Représente-toi des hommes dans une sorte d'habitation souterraine en forme de caverne. Cette habitation possède une entrée disposée en longueur, remontant de bas en haut tout le long de la caverne vers la lumière. Les hommes sont dans cette grotte depuis l'enfance, les jambes et le cou ligotés de telle sorte qu'ils restent sur place et ne peuvent regarder que ce qui se trouve devant eux, incapables de tourner la tête à cause de leurs liens. Représente-toi la lumière d'un feu qui brûle sur une hauteur loin derrière eux et, entre le feu et les hommes enchaînés, un chemin sur la hauteur, le long duquel tu peux voir l'élévation d'un petit mur, du genre de ces cloisons qu'on trouve chez les montreurs de marionnettes et qu'ils érigent pour les séparer des gens. Par-dessus ces cloisons, ils montrent leurs merveilles.<text:bookmark-start text:name="ap_N852"/><text:bookmark-start text:name="apf_F816"/><text:bookmark-start text:name="tx_link_P514b"/><text:bookmark-start text:name="ap_N851"/><text:bookmark-start text:name="apf_F815"/></text:p>
      <text:p text:style-name="P1">– Je vois, dit-il.</text:p>
      <text:p text:style-name="P1">– Imagine aussi, le long de ce muret, des hommes qui portent toutes sortes d'objets fabriqués qui dépassent le muret, des statues d'hommes et d'autres animaux, façonnées en pierre, en bois et en toute espèce de matériau. Parmi ces porteurs, c'est bien normal, certains parlent, d'autres se taisent.<text:bookmark-start text:name="tx_link_P515a"/></text:p>
      <text:p text:style-name="P1">– Tu décris là, dit-il, une image étrange et de bien étranges prisonniers.</text:p>
      <text:p text:style-name="P1">– Ils sont semblables à nous, dis-je. Pour commencer, crois-tu en effet que de tels hommes auraient pu voir quoi que ce soit d'autre, d'eux-mêmes et les uns des autres, si ce ne sont les ombres qui se projettent, sous l'effet du feu, sur la paroi de la grotte en face d'eux ?</text:p>
      <text:p text:style-name="P1">– Comment auraient-ils pu, dit-il, puisqu'ils ont été forcés leur vie durant de garder la tête immobile ?<text:bookmark-start text:name="tx_link_P515b"/></text:p>
      <text:p text:style-name="P1">– Qu'en est-il des objets transportés ? N'est-ce pas la même chose ?</text:p>
      <text:p text:style-name="P1">– Bien sûr que si.</text:p>
      <text:p text:style-name="P1">– Alors, s'ils avaient la possibilité de discuter les uns avec les autres, n'es-tu pas d'avis qu'ils considéreraient comme des êtres réels les choses qu'ils voient ?<text:bookmark-start text:name="ap_N853"/><text:bookmark-start text:name="apf_F817"/></text:p>
      <text:p text:style-name="P1">– Si, nécessairement.</text:p>
      <text:p text:style-name="P1">– Et que se passerait-il si la prison recevait aussi un écho provenant de la paroi d'en face ? Chaque fois que l'un de ceux qui passent se mettrait à parler, crois-tu qu'ils penseraient que celui qui parle est quelque chose d'autre que l'ombre qui passe ?</text:p>
      <text:p text:style-name="P1">– Par Zeus, non, dit-il, je ne le crois pas.</text:p>
      <text:p text:style-name="P1">– Mais alors, dis-je, de tels hommes considéreraient que le vrai n'est absolument rien d'autre que les ombres des objets fabriqués.<text:bookmark-start text:name="tx_link_P515c"/></text:p>
      <text:p text:style-name="P1">– De toute nécessité, dit-il.</text:p>
      <text:p text:style-name="P1">– Examine dès lors, dis-je, la situation qui résulterait de la libération de leurs liens et de la guérison de leur égarement, dans l'éventualité où, dans le cours des choses, il leur arriverait ce qui suit. Chaque fois que l'un d'entre eux serait détaché et contraint de se lever subitement, de retourner la tête, de marcher et de regarder vers la lumière, à chacun de ces mouvements il souffrirait, et l'éblouissement le rendrait incapable de distinguer ces choses dont il voyait auparavant les ombres. Que crois-tu qu'il répondrait si quelqu'un lui disait que tout à l'heure il ne voyait que des lubies, alors que maintenant, dans une plus grande proximité de ce qui est réellement, et tourné davantage vers ce qui est réellement, il voit plus correctement ? Surtout si, en lui montrant chacune des choses qui passent, on le contraint de répondre à la question : qu'est-ce que c'est ? Ne crois-tu pas qu'il serait incapable de répondre et qu'il penserait que les choses qu'il voyait auparavant étaient plus vraies que celles qu'on lui montre à présent ?<text:bookmark-start text:name="ap_N856"/><text:bookmark-start text:name="apf_F820"/><text:bookmark-start text:name="tx_link_P515d"/><text:bookmark-start text:name="ap_N855"/><text:bookmark-start text:name="apf_F819"/><text:bookmark-start text:name="ap_N854"/><text:bookmark-start text:name="apf_F818"/></text:p>
      <text:p text:style-name="P1">– Bien plus vraies, dit-il.<text:bookmark-start text:name="tx_link_P515e"/></text:p>
      <text:p text:style-name="P1">– Et de plus, si on le forçait à regarder en face la lumière elle-même, n'aurait-il pas mal aux yeux et ne la fuirait-il pas en se retournant vers ces choses qu'il est en mesure de distinguer ? Et ne considérerait-il pas que ces choses-là sont réellement plus claires que celles qu'on lui montre ?</text:p>
      <text:p text:style-name="P1">– C'est le cas, dit-il.</text:p>
      <text:p text:style-name="P1">– Si par ailleurs, dis-je, on le tirait de là par la force, en le faisant remonter la pente raide et si on ne le lâchait pas avant de l'avoir sorti dehors à la lumière du soleil, n'en souffrirait-il pas et ne s'indignerait-il pas d'être tiré de la sorte ? Et lorsqu'il arriverait à la lumière, les yeux éblouis par l'éclat du jour, serait-il capable de voir ne fût-ce qu'une seule des choses qu'à présent on lui dirait être vraies ?<text:bookmark-start text:name="tx_link_P516a"/></text:p>
      <text:p text:style-name="P1">– Non, il ne le serait pas, dit-il, en tout cas pas sur le coup.</text:p>
      <text:p text:style-name="P1">– Je crois bien qu'il aurait besoin de s'habituer, s'il doit en venir à voir les choses d'en-haut. Il distinguerait d'abord plus aisément les ombres, et après cela, sur les eaux, les images des hommes et des autres êtres qui s'y reflètent, et plus tard encore ces êtres eux-mêmes. À la suite de quoi, il pourrait contempler plus facilement, de nuit, ce qui se trouve dans le ciel, et le ciel lui-même, en dirigeant son regard vers la lumière des astres et de la lune, qu'il ne contemplerait de jour le soleil et sa lumière.<text:bookmark-start text:name="tx_link_P516b"/><text:bookmark-start text:name="ap_N857"/><text:bookmark-start text:name="apf_F821"/></text:p>
      <text:p text:style-name="P1">– Comment faire autrement ?</text:p>
      <text:p text:style-name="P1">– Alors, je pense que c'est seulement au terme de cela qu'il serait enfin capable de discerner le soleil, non pas dans ses manifestations sur les eaux ou dans un lieu qui lui est étranger, mais lui-même en lui-même, dans son espace propre, et de le contempler tel qu'il est.</text:p>
      <text:p text:style-name="P1">– Nécessairement, dit-il.</text:p>
      <text:p text:style-name="P1"><text:soft-page-break/>– Et après cela, dès lors, il en inférerait au sujet du soleil que c'est lui qui produit les saisons et les années, et qui régit tout ce qui se trouve dans le lieu visible, et qui est cause d'une certaine manière de tout ce qu'ils voyaient là-bas.</text:p>
      <text:p text:style-name="P1">– Il est clair, dit-il, qu'il en arriverait là ensuite.</text:p>
      <text:p text:style-name="P1">– Mais alors quoi ? Ne crois-tu pas que, se remémorant sa première habitation, et la sagesse de là-bas, et ceux qui étaient alors ses compagnons de prison, il se réjouirait du changement, tandis qu'eux il les plaindrait ?<text:bookmark-start text:name="ap_N858"/><text:bookmark-start text:name="apf_F822"/></text:p>
      <text:p text:style-name="P1">– Si, certainement.</text:p>
      <text:p text:style-name="P1">– Les honneurs et les louanges qu'ils étaient susceptibles de recevoir alors les uns des autres, et les privilèges conférés à celui qui distinguait avec le plus d'acuité les choses qui passaient et se rappelait le mieux celles qui défilaient habituellement avant les autres, lesquelles après et lesquelles ensemble, celui qui était le plus capable de deviner, à partir de cela, ce qui allait venir, celui-là, es-tu d'avis qu'il désirerait posséder ces privilèges et qu'il envierait ceux qui, chez ces hommes-là, reçoivent les honneurs et auxquels on confie le pouvoir ? Ou bien crois-tu qu'il éprouverait ce dont parle Homère, et qu'il préférerait de beaucoup, <text:bookmark-start text:name="ap_N859"/><text:bookmark-start text:name="apf_F823"/><text:bookmark-start text:name="tx_link_P516d"/>étant aide-laboureur, être aux gages d'un autre homme, un sans terre, « et subir tout au monde plutôt que de s'en remettre à l'opinion et de vivre de cette manière ? »<text:bookmark-start text:name="apf_F824"/><text:bookmark-start text:name="ap_N860"/><text:bookmark-start text:name="tx_link_P516e"/></text:p>
      <text:p text:style-name="P1">– C'est vrai, dit-il, je crois pour ma part qu'il accepterait de tout subir plutôt que de vivre de cette manière-là.</text:p>
      <text:p text:style-name="P1">– Alors, réfléchis bien à ceci, dis-je. Si, à nouveau, un tel homme descendait pour prendre place au même endroit, n'aurait-il pas les yeux remplis d'obscurité, ayant quitté tout d'un coup le soleil ?</text:p>
      <text:p text:style-name="P1">– Si, certainement, dit-il.</text:p>
      <text:p text:style-name="P1">– Alors, s'il lui fallait de nouveau concourir avec ceux qui se trouvent toujours prisonniers là-bas, en formulant des jugements pour discriminer les ombres de là-bas, dans cet instant où il se trouve alors aveuglé, avant que ses yeux ne se soient remis et le temps requis pour qu'il s'habitue étant loin d'être négligeable, ne serait-il pas l'objet de moqueries et ne dirait-on pas de lui : “comme il a gravi le chemin qui mène là-haut, il revient les yeux ruinés”, et encore : “cela ne vaut même pas la peine d'essayer d'aller là-haut ?”. Quant à celui qui entreprendrait de les détacher et de les conduire en haut, s'ils avaient le pouvoir de s'emparer de lui de quelque façon et de le tuer, ne le tueraient-ils pas ?<text:bookmark-start text:name="tx_link_P517a"/><text:bookmark-start text:name="ap_N861"/><text:bookmark-start text:name="apf_F825"/></text:p>
      <text:p text:style-name="P1">– Si, absolument, dit-il. »</text:p>
      <text:p text:style-name="P7"><text:span text:style-name="T8">Platon, </text:span><text:span text:style-name="T2">La République</text:span><text:span text:style-name="T4">, Livre VII</text:span><text:bookmark-start text:name="ap_N865"/><text:bookmark-start text:name="apf_F829"/><text:bookmark-start text:name="tx_link_P517c"/><text:bookmark-start text:name="ap_N864"/><text:bookmark-start text:name="apf_F828"/><text:bookmark-start text:name="ap_N863"/><text:bookmark-start text:name="apf_F827"/><text:bookmark-end text:name="ap_N852"/><text:bookmark-end text:name="apf_F816"/><text:bookmark-end text:name="tx_link_P514b"/><text:bookmark-end text:name="ap_N851"/><text:bookmark-end text:name="apf_F815"/><text:bookmark-end text:name="tx_link_P515a"/><text:bookmark-end text:name="tx_link_P515b"/><text:bookmark-end text:name="ap_N853"/><text:bookmark-end text:name="apf_F817"/><text:bookmark-end text:name="tx_link_P515c"/><text:bookmark-end text:name="ap_N856"/><text:bookmark-end text:name="apf_F820"/><text:bookmark-end text:name="tx_link_P515d"/><text:bookmark-end text:name="ap_N855"/><text:bookmark-end text:name="apf_F819"/><text:bookmark-end text:name="ap_N854"/><text:bookmark-end text:name="apf_F818"/><text:bookmark-end text:name="tx_link_P515e"/><text:bookmark-end text:name="tx_link_P516a"/><text:bookmark-end text:name="tx_link_P516b"/><text:bookmark-end text:name="ap_N857"/><text:bookmark-end text:name="apf_F821"/><text:bookmark-end text:name="ap_N858"/><text:bookmark-end text:name="apf_F822"/><text:bookmark-end text:name="ap_N859"/><text:bookmark-end text:name="apf_F823"/><text:bookmark-end text:name="tx_link_P516d"/><text:bookmark-end text:name="tx_link_P516e"/><text:bookmark-end text:name="ap_N860"/><text:bookmark-end text:name="apf_F824"/><text:bookmark-end text:name="tx_link_P517a"/><text:bookmark-end text:name="ap_N861"/><text:bookmark-end text:name="apf_F825"/><text:bookmark-end text:name="ap_N865"/><text:bookmark-end text:name="apf_F829"/><text:bookmark-end text:name="tx_link_P517c"/><text:bookmark-end text:name="ap_N864"/><text:bookmark-end text:name="apf_F828"/><text:bookmark-end text:name="ap_N863"/><text:bookmark-end text:name="apf_F827"/></text:p>
      <text:p text:style-name="P4"><text:span text:style-name="T11">Questions :</text:span></text:p>
      <text:list xml:id="list1927676903" text:style-name="L3">
        <text:list-item>
          <text:p text:style-name="P5"><text:span text:style-name="T10">Construction du schéma</text:span></text:p>
        </text:list-item>
      </text:list>
      <text:p text:style-name="P8"><text:span text:style-name="T3">1. Dessinez la caverne décrite par Platon </text:span><text:span text:style-name="T5">(ligne 1 à 12), et le monde extérieur (lignes 46 à 52).</text:span></text:p>
      <text:p text:style-name="P4"><text:span text:style-name="T9">2. On peut distinguer quatre parties dans le schéma que propose Platon. Identifiez d’abord la coupure centrale ; essayez ensuite d’identifier les quatre parties.</text:span></text:p>
      <text:list xml:id="list4185712910" text:style-name="L4">
        <text:list-item>
          <text:p text:style-name="P6"><text:span text:style-name="T10">Interprétation du schéma</text:span></text:p>
        </text:list-item>
      </text:list>
      <text:p text:style-name="P9"><text:span text:style-name="T3">3. </text:span><text:span text:style-name="T6">De façon générale, q</text:span><text:span text:style-name="T3">ue </text:span><text:span text:style-name="T6">signifie</text:span><text:span text:style-name="T3"> la progression du personnage, </text:span><text:span text:style-name="T6">qui passe</text:span><text:span text:style-name="T3"> </text:span><text:span text:style-name="T6">du</text:span><text:span text:style-name="T3"> fond de la caverne </text:span><text:span text:style-name="T6">à la contemplation du soleil ? D’où part-il, et où arrive-t-il ? (appuyez-vous sur la remarque qui introduit le texte, à la toute première ligne)</text:span></text:p>
      <text:p text:style-name="P10"><text:span text:style-name="T3">4. Pour le prisonnier enchaîné dans sa caverne, qu’est-ce que la vérité (« le vrai ») ?</text:span></text:p>
      <text:p text:style-name="P10"><text:span text:style-name="T3">5. En quel sens les porteurs d’objets sont-ils </text:span><text:span text:style-name="T1">moins ignorants</text:span><text:span text:style-name="T3"> que les prisonniers ?</text:span></text:p>
      <text:p text:style-name="P10"><text:span text:style-name="T3">6. D’après vous, qui sont ces porteurs d’objets dans la réalité ?</text:span></text:p>
      <text:p text:style-name="P10"><text:span text:style-name="T3">7. Le prisonnier qui sort de la caverne voit d’abord les images et les reflets des véritables choses. Platon fait ici référence à une science particulière, qui étudie la façon dont on peut représenter de façon rigoureuse l’apparence visuelle des choses. A votre avis, à quelle science grecque Platon fait-il référence ?</text:span></text:p>
      <text:p text:style-name="P10"><text:span text:style-name="T3">8. Les sciences nous permettent-elles de connaître la vérité absolue avec certitude ? Si non, qu’est-ce qui constitue leurs limites ?</text:span></text:p>
      <text:p text:style-name="P10"><text:span text:style-name="T3">9. La contemplation du soleil représente la forme la plus accomplie du savoir humain. De quoi s’agit-il à votre avis, et pourquoi ?</text:span></text:p>
      <text:p text:style-name="P10"><text:span text:style-name="T3">10. Pourquoi le prisonnier se fait-il tuer ? A quel personnage historique </text:span><text:span text:style-name="T7">Platon pense-t-il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text:number-lines="false" text:line-number="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xtrait" style:family="paragraph" style:parent-style-name="Text_20_body" style:list-style-name="" style:master-page-name="">
      <style:paragraph-properties fo:line-height="115%" fo:text-align="justify" style:justify-single-word="false" style:page-number="auto" text:number-lines="true" text:line-number="0" style:writing-mode="lr-tb"/>
      <style:text-properties fo:font-size="9pt" style:font-size-asian="9pt"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4T15:54:15.253000000</meta:creation-date>
    <dc:date>2022-09-04T22:24:04.044000000</dc:date>
    <meta:editing-duration>PT5H37M40S</meta:editing-duration>
    <meta:editing-cycles>4</meta:editing-cycles>
    <meta:generator>LibreOffice/7.3.1.3$Windows_X86_64 LibreOffice_project/a69ca51ded25f3eefd52d7bf9a5fad8c90b87951</meta:generator>
    <meta:document-statistic meta:table-count="0" meta:image-count="0" meta:object-count="0" meta:page-count="2" meta:paragraph-count="49" meta:word-count="1578" meta:character-count="9212" meta:non-whitespace-character-count="7652"/>
  </office:meta>
</office:document-meta>
</file>